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C8000000EE2716D46E.png" manifest:media-type="image/png"/>
  <manifest:file-entry manifest:full-path="Pictures/10000001000001D70000011B3E323DE8.png" manifest:media-type="image/png"/>
  <manifest:file-entry manifest:full-path="Pictures/100000010000025100000097ECE2F1A6.png" manifest:media-type="image/png"/>
  <manifest:file-entry manifest:full-path="Pictures/1000000100000247000000541D80919E.png" manifest:media-type="image/png"/>
  <manifest:file-entry manifest:full-path="Pictures/100000010000025D000000DFA75D075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arianne" svg:font-family="Mariann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1b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2.469cm" svg:y="0.395cm" svg:width="12.067cm" svg:height="6.297cm" draw:z-index="0"><draw:image xlink:href="Pictures/10000001000001C8000000EE2716D46E.png" xlink:type="simple" xlink:show="embed" xlink:actuate="onLoad" draw:mime-type="image/png"/></draw:frame><draw:frame draw:style-name="fr1" draw:name="Image2" text:anchor-type="char" svg:x="2.644cm" svg:y="7.489cm" svg:width="12.464cm" svg:height="7.488cm" draw:z-index="1"><draw:image xlink:href="Pictures/10000001000001D70000011B3E323DE8.png" xlink:type="simple" xlink:show="embed" xlink:actuate="onLoad" draw:mime-type="image/png"/></draw:frame><draw:frame draw:style-name="fr1" draw:name="Image3" text:anchor-type="char" svg:x="0.875cm" svg:y="15.61cm" svg:width="15.427cm" svg:height="2.223cm" draw:z-index="2"><draw:image xlink:href="Pictures/1000000100000247000000541D80919E.png" xlink:type="simple" xlink:show="embed" xlink:actuate="onLoad" draw:mime-type="image/png"/></draw:frame><draw:frame draw:style-name="fr1" draw:name="Image4" text:anchor-type="char" svg:x="0.804cm" svg:y="18.059cm" svg:width="16.009cm" svg:height="5.9cm" draw:z-index="3"><draw:image xlink:href="Pictures/100000010000025D000000DFA75D0753.png" xlink:type="simple" xlink:show="embed" xlink:actuate="onLoad" draw:mime-type="image/png"/></draw:frame><draw:frame draw:style-name="fr1" draw:name="Image5" text:anchor-type="char" svg:x="1.072cm" svg:y="22.317cm" svg:width="15.692cm" svg:height="3.995cm" draw:z-index="4"><draw:image xlink:href="Pictures/100000010000025100000097ECE2F1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arianne" svg:font-family="Mariann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Marianne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Marianne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arianne" fo:font-family="Mariann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Marianne" fo:font-family="Marianne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arianne" fo:font-family="Marianne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arianne" fo:font-family="Marianne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document-statistic meta:page-count="1" meta:table-count="0" meta:image-count="5" meta:object-count="0" meta:paragraph-count="0" meta:word-count="0" meta:character-count="0"/>
  </office:meta>
</office:document-meta>
</file>